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Story branches</text:p>
      <text:p text:style-name="Standard"/>
      <text:p text:style-name="Standard"/>
      <text:p text:style-name="Standard">You and several friends are traveling through Mexico. Today you were at a state fair in the far suburbs of Mexico City. It is well into the evening and you are all tired. You take a bus to Ixtpalapa Metro Station, ride for a bit, and wait at a transfer point for the next train.</text:p>
      <text:p text:style-name="Standard"/>
      <text:p text:style-name="Standard">A couple of your buddies feel a bit fidgety. One of them sits directly on the platform with his feet hanging over the edge. Another one does the same. You glance at this and know that this is never a good idea from the transit authorities' point of view. It's a stupid idea. You think this over for a moment, then:</text:p>
      <text:p text:style-name="Standard"/>
      <text:p text:style-name="Standard">(FIRST) <text:s text:c="2"/><text:span text:style-name="T1">speakNoSpeak</text:span></text:p>
      <text:p text:style-name="Standard">Tell them “Hey Tobin! The third rail is not a myth!'</text:p>
      <text:p text:style-name="Standard"><text:tab/><text:tab/>They both roll their eyeballs at you. You tell them again, but they get up off the platform.</text:p>
      <text:p text:style-name="Standard">(FIRST)</text:p>
      <text:p text:style-name="Standard">Say nothing; they aren't going to listen to you anyway.</text:p>
      <text:p text:style-name="Standard"><text:tab/><text:tab/></text:p>
      <text:p text:style-name="Standard">(SECOND) <text:span text:style-name="T1">runAfterRaiseHell</text:span></text:p>
      <text:p text:style-name="Standard">You wander a few steps away where the <text:s/>metro stop has an archaeology dig displayed- <text:tab/><text:tab/><text:tab/>Mexico City's transit system is full of them. <text:s/>You hear a sound behind you and find that <text:tab/><text:tab/><text:tab/>Tobin and Andrew are being hauled away!</text:p>
      <text:p text:style-name="Standard"/>
      <text:p text:style-name="Standard"><text:s text:c="5"/>Run after them<text:tab/><text:tab/><text:tab/><text:tab/>Raise Hell</text:p>
      <text:p text:style-name="Standard"><text:s text:c="4"/>Run into Good Samaritan <text:s/><text:tab/><text:tab/><text:tab/>Nice going. Now your whole group has been hauled in.</text:p>
      <text:p text:style-name="Standard"/>
      <text:p text:style-name="Standard">(SECOND) You board the next train. The train malfunctions <text:s/>and you have to get off at a stop earlier than your intended destination. <text:s/><text:span text:style-name="T1">taxiOrWalk</text:span></text:p>
      <text:p text:style-name="Standard"/>
      <text:p text:style-name="Standard">Hail a cab from the cab stand.<text:tab/><text:tab/><text:tab/>Aw, hell, it's only a mile and a half.</text:p>
      <text:p text:style-name="Standard"><text:s/><text:tab/><text:tab/><text:tab/><text:tab/><text:tab/><text:tab/><text:tab/><text:tab/>Mexico City is a very “nuanced” city and <text:tab/><text:tab/><text:tab/><text:tab/><text:tab/><text:tab/><text:tab/>you get out at a bad spot. None of you are heard from <text:tab/><text:tab/><text:tab/><text:tab/><text:tab/><text:tab/><text:tab/>again.You are just another bunch of <text:tab/>gringos made a <text:tab/><text:tab/><text:tab/><text:tab/><text:tab/><text:tab/><text:tab/><text:tab/><text:tab/>statistic.</text:p>
      <text:p text:style-name="Standard">Mercifully, you make it a point to </text:p>
      <text:p text:style-name="Standard">carry cash. You get to the hotel without incident<text:tab/><text:tab/><text:tab/><text:span text:style-name="T1">(die point)</text:span></text:p>
      <text:p text:style-name="P1">(victory poi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ire Greiner</meta:initial-creator>
    <meta:creation-date>2016-07-26T14:26:25.06</meta:creation-date>
    <dc:date>2016-07-26T19:25:09.96</dc:date>
    <dc:creator>Claire Greiner</dc:creator>
    <meta:editing-duration>PT1H20M30S</meta:editing-duration>
    <meta:editing-cycles>4</meta:editing-cycles>
    <meta:generator>OpenOffice/4.1.2$Win32 OpenOffice.org_project/412m3$Build-9782</meta:generator>
    <meta:document-statistic meta:table-count="0" meta:image-count="0" meta:object-count="0" meta:page-count="1" meta:paragraph-count="19" meta:word-count="311" meta:character-count="1716"/>
  </office:meta>
</office:document-meta>
</file>